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multiscripts>
        <mover accent="true">
          <mi>v</mi>
          <mo stretchy="true">⃗</mo>
        </mover>
        <mrow>
          <mn>4</mn>
          <mi mathvariant="italic">org</mi>
        </mrow>
        <none/>
        <mprescripts/>
        <none/>
        <mn>3</mn>
      </mmultiscripts>
      <mo stretchy="false">=</mo>
      <mrow>
        <mo fence="true" stretchy="true">[</mo>
        <mrow>
          <mtable>
            <mtr>
              <mtd>
                <mrow>
                  <mi>cos</mi>
                  <mrow>
                    <mo fence="true" stretchy="false">(</mo>
                    <mrow>
                      <msub>
                        <mi>α</mi>
                        <mn>1</mn>
                      </msub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sub>
                          <mi>l</mi>
                          <mn>2</mn>
                        </msub>
                        <mi>cos</mi>
                        <mrow>
                          <mrow>
                            <mo fence="true" stretchy="false">(</mo>
                            <mrow>
                              <msub>
                                <mi>α</mi>
                                <mn>2</mn>
                              </msub>
                            </mrow>
                            <mo fence="true" stretchy="false">)</mo>
                          </mrow>
                          <mo stretchy="false">+</mo>
                          <msub>
                            <mi>l</mi>
                            <mn>3</mn>
                          </msub>
                        </mrow>
                        <mi>cos</mi>
                        <mrow>
                          <mo fence="true" stretchy="false">(</mo>
                          <mrow>
                            <mrow>
                              <msub>
                                <mi>α</mi>
                                <mn>2</mn>
                              </msub>
                              <mo stretchy="false">+</mo>
                              <msub>
                                <mi>α</mi>
                                <mn>3</mn>
                              </msub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i mathvariant="italic">sen</mi>
                  <mrow>
                    <mo fence="true" stretchy="false">(</mo>
                    <mrow>
                      <msub>
                        <mi>α</mi>
                        <mn>1</mn>
                      </msub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sub>
                          <mi>l</mi>
                          <mn>2</mn>
                        </msub>
                        <mi>cos</mi>
                        <mrow>
                          <mrow>
                            <mo fence="true" stretchy="false">(</mo>
                            <mrow>
                              <msub>
                                <mi>α</mi>
                                <mn>2</mn>
                              </msub>
                            </mrow>
                            <mo fence="true" stretchy="false">)</mo>
                          </mrow>
                          <mo stretchy="false">+</mo>
                          <msub>
                            <mi>l</mi>
                            <mn>3</mn>
                          </msub>
                        </mrow>
                        <mi>cos</mi>
                        <mrow>
                          <mo fence="true" stretchy="false">(</mo>
                          <mrow>
                            <mrow>
                              <msub>
                                <mi>α</mi>
                                <mn>2</mn>
                              </msub>
                              <mo stretchy="false">+</mo>
                              <msub>
                                <mi>α</mi>
                                <mn>3</mn>
                              </msub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sub>
                      <mi>l</mi>
                      <mn>1</mn>
                    </msub>
                    <mo stretchy="false">−</mo>
                    <msub>
                      <mi>l</mi>
                      <mn>2</mn>
                    </msub>
                  </mrow>
                  <mi mathvariant="italic">sen</mi>
                  <mrow>
                    <mrow>
                      <mo fence="true" stretchy="false">(</mo>
                      <mrow>
                        <msub>
                          <mi>α</mi>
                          <mn>2</mn>
                        </msub>
                      </mrow>
                      <mo fence="true" stretchy="false">)</mo>
                    </mrow>
                    <mo stretchy="false">−</mo>
                    <msub>
                      <mi>l</mi>
                      <mn>3</mn>
                    </msub>
                  </mrow>
                  <mi mathvariant="italic">sen</mi>
                  <mrow>
                    <mo fence="true" stretchy="false">(</mo>
                    <mrow>
                      <mrow>
                        <msub>
                          <mi>α</mi>
                          <mn>2</mn>
                        </msub>
                        <mo stretchy="false">+</mo>
                        <msub>
                          <mi>α</mi>
                          <mn>2</mn>
                        </msub>
                      </mrow>
                    </mrow>
                    <mo fence="true" stretchy="false">)</mo>
                  </mrow>
                </mrow>
              </mtd>
            </mtr>
          </mtable>
        </mrow>
        <mo fence="true" stretchy="true">]</mo>
      </mrow>
    </mrow>
    <annotation encoding="StarMath 5.0">{widevec {v}} lsup { 3 } sub { 4 org } = left [ matrix { cos(%alpha_{1})(l_{2} cos(%alpha_{2}) + l_{3} cos(%alpha_{2} + %alpha_{3})) ## 
sen(%alpha_{1})(l_{2} cos(%alpha_{2}) + l_{3} cos(%alpha_{2} + %alpha_{3})) ## 
l_{1} - l_{2}sen(%alpha_{2}) - l_{3} sen(%alpha_{2} + %alpha_{2}) } 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4:37:39.724989800</meta:creation-date>
    <dc:date>2019-06-07T12:30:02.111701828</dc:date>
    <meta:editing-duration>PT43M16S</meta:editing-duration>
    <meta:editing-cycles>6</meta:editing-cycles>
    <meta:generator>LibreOffice/6.2.4.2.0$Linux_X86_64 LibreOffice_project/b154c0ac6cf11bc010cb60509e6db2f74a9a9fa3</meta:generator>
  </office:meta>
</office:document-meta>
</file>